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3">
      <style:paragraph-properties fo:margin-top="0cm" fo:margin-bottom="0cm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5">
      <style:paragraph-properties fo:margin-top="0cm" fo:margin-bottom="0cm" style:contextual-spacing="false"/>
    </style:style>
    <style:style style:name="P26" style:family="paragraph" style:parent-style-name="Text_20_body" style:list-style-name="L16"/>
    <style:style style:name="P27" style:family="paragraph" style:parent-style-name="Text_20_body" style:list-style-name="L16">
      <style:paragraph-properties fo:margin-top="0cm" fo:margin-bottom="0cm" style:contextual-spacing="false"/>
    </style:style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0">
      <style:paragraph-properties fo:margin-top="0cm" fo:margin-bottom="0cm" style:contextual-spacing="false"/>
    </style:style>
    <style:style style:name="P33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Configuración básica</text:span></text:h>
      <text:list text:style-name="L1">
        <text:list-item>
          <text:p text:style-name="P2"><text:span text:style-name="Source_20_Text">git config --global user.name "Tu Nombre"</text:span><text:line-break/>Configura el nombre de usuario globalmente.</text:p>
        </text:list-item>
        <text:list-item>
          <text:p text:style-name="P1"><text:span text:style-name="Source_20_Text">git config --global user.email "tuemail@ejemplo.com"</text:span><text:line-break/>Configura el email de usuario globalmente.</text:p>
        </text:list-item>
      </text:list>
      <text:h text:style-name="Heading_20_3" text:outline-level="3">2. <text:span text:style-name="Strong_20_Emphasis">Inicialización de un repositorio</text:span></text:h>
      <text:list text:style-name="L2">
        <text:list-item>
          <text:p text:style-name="P3"><text:span text:style-name="Source_20_Text">git init</text:span><text:line-break/>Inicializa un nuevo repositorio Git en el directorio actual.</text:p>
        </text:list-item>
      </text:list>
      <text:h text:style-name="Heading_20_3" text:outline-level="3">3. <text:span text:style-name="Strong_20_Emphasis">Clonación de repositorios</text:span></text:h>
      <text:list text:style-name="L3">
        <text:list-item>
          <text:p text:style-name="P4"><text:span text:style-name="Source_20_Text">git clone &lt;url&gt;</text:span><text:line-break/>Clona un repositorio remoto en tu máquina local.</text:p>
        </text:list-item>
      </text:list>
      <text:h text:style-name="Heading_20_3" text:outline-level="3">4. <text:span text:style-name="Strong_20_Emphasis">Estado del repositorio</text:span></text:h>
      <text:list text:style-name="L4">
        <text:list-item>
          <text:p text:style-name="P5"><text:span text:style-name="Source_20_Text">git status</text:span><text:line-break/>Muestra el estado de los archivos en el repositorio (cambios, archivos sin seguimiento, etc.).</text:p>
        </text:list-item>
      </text:list>
      <text:h text:style-name="Heading_20_3" text:outline-level="3">5. <text:span text:style-name="Strong_20_Emphasis">Añadir archivos al área de preparación</text:span></text:h>
      <text:list text:style-name="L5">
        <text:list-item>
          <text:p text:style-name="P7"><text:span text:style-name="Source_20_Text">git add &lt;archivo&gt;</text:span><text:line-break/>Añade un archivo al área de staging (preparación).</text:p>
        </text:list-item>
        <text:list-item>
          <text:p text:style-name="P6"><text:span text:style-name="Source_20_Text">git add .</text:span><text:line-break/>Añade todos los archivos modificados al área de preparación.</text:p>
        </text:list-item>
      </text:list>
      <text:h text:style-name="Heading_20_3" text:outline-level="3">6. <text:span text:style-name="Strong_20_Emphasis">Confirmar cambios</text:span></text:h>
      <text:list text:style-name="L6">
        <text:list-item>
          <text:p text:style-name="P9"><text:span text:style-name="Source_20_Text">git commit -m "mensaje"</text:span><text:line-break/>Confirma los cambios en el repositorio con un mensaje descriptivo.</text:p>
        </text:list-item>
        <text:list-item>
          <text:p text:style-name="P8"><text:span text:style-name="Source_20_Text">git commit -a -m "mensaje"</text:span><text:line-break/>Confirma todos los cambios de los archivos modificados y guardados (salta el paso de <text:span text:style-name="Source_20_Text">git add</text:span>).</text:p>
        </text:list-item>
      </text:list>
      <text:h text:style-name="Heading_20_3" text:outline-level="3">7. <text:span text:style-name="Strong_20_Emphasis">Ver historial de commits</text:span></text:h>
      <text:list text:style-name="L7">
        <text:list-item>
          <text:p text:style-name="P11"><text:span text:style-name="Source_20_Text">git log</text:span><text:line-break/>Muestra el historial de commits del proyecto.</text:p>
        </text:list-item>
        <text:list-item>
          <text:p text:style-name="P10"><text:span text:style-name="Source_20_Text">git log --oneline</text:span><text:line-break/>Muestra el historial de commits en una sola línea por commit.</text:p>
        </text:list-item>
      </text:list>
      <text:h text:style-name="Heading_20_3" text:outline-level="3">8. <text:span text:style-name="Strong_20_Emphasis">Sincronización con repositorios remotos</text:span></text:h>
      <text:list text:style-name="L8">
        <text:list-item>
          <text:p text:style-name="P13"><text:span text:style-name="Source_20_Text">git remote add origin &lt;url&gt;</text:span><text:line-break/>Añade un repositorio remoto.</text:p>
        </text:list-item>
        <text:list-item>
          <text:p text:style-name="P13"><text:span text:style-name="Source_20_Text">git push origin master</text:span><text:line-break/>Sube los cambios locales al repositorio remoto (en la rama <text:span text:style-name="Source_20_Text">master</text:span>).</text:p>
        </text:list-item>
        <text:list-item>
          <text:p text:style-name="P13"><text:soft-page-break/><text:span text:style-name="Source_20_Text">git pull</text:span><text:line-break/>Descarga y fusiona cambios desde el repositorio remoto a la rama actual.</text:p>
        </text:list-item>
        <text:list-item>
          <text:p text:style-name="P12"><text:span text:style-name="Source_20_Text">git fetch</text:span><text:line-break/>Obtiene los cambios del repositorio remoto, pero no los fusiona.</text:p>
        </text:list-item>
      </text:list>
      <text:h text:style-name="Heading_20_3" text:outline-level="3">9. <text:span text:style-name="Strong_20_Emphasis">Trabajando con ramas</text:span></text:h>
      <text:list text:style-name="L9">
        <text:list-item>
          <text:p text:style-name="P15"><text:span text:style-name="Source_20_Text">git branch</text:span><text:line-break/>Lista todas las ramas locales.</text:p>
        </text:list-item>
        <text:list-item>
          <text:p text:style-name="P15"><text:span text:style-name="Source_20_Text">git branch &lt;nombre&gt;</text:span><text:line-break/>Crea una nueva rama con el nombre dado.</text:p>
        </text:list-item>
        <text:list-item>
          <text:p text:style-name="P15"><text:span text:style-name="Source_20_Text">git checkout &lt;nombre&gt;</text:span><text:line-break/>Cambia a la rama especificada.</text:p>
        </text:list-item>
        <text:list-item>
          <text:p text:style-name="P15"><text:span text:style-name="Source_20_Text">git checkout -b &lt;nombre&gt;</text:span><text:line-break/>Crea y cambia a una nueva rama.</text:p>
        </text:list-item>
        <text:list-item>
          <text:p text:style-name="P14"><text:span text:style-name="Source_20_Text">git merge &lt;rama&gt;</text:span><text:line-break/>Fusiona la rama especificada con la rama actual.</text:p>
        </text:list-item>
      </text:list>
      <text:h text:style-name="Heading_20_3" text:outline-level="3">10. <text:span text:style-name="Strong_20_Emphasis">Eliminar ramas</text:span></text:h>
      <text:list text:style-name="L10">
        <text:list-item>
          <text:p text:style-name="P17"><text:span text:style-name="Source_20_Text">git branch -d &lt;nombre&gt;</text:span><text:line-break/>Elimina una rama que ya ha sido fusionada.</text:p>
        </text:list-item>
        <text:list-item>
          <text:p text:style-name="P16"><text:span text:style-name="Source_20_Text">git branch -D &lt;nombre&gt;</text:span><text:line-break/>Elimina una rama, sin importar si ha sido fusionada o no.</text:p>
        </text:list-item>
      </text:list>
      <text:h text:style-name="Heading_20_3" text:outline-level="3">11. <text:span text:style-name="Strong_20_Emphasis">Restaurar cambios</text:span></text:h>
      <text:list text:style-name="L11">
        <text:list-item>
          <text:p text:style-name="P19"><text:span text:style-name="Source_20_Text">git reset --hard</text:span><text:line-break/>Restaura el estado del repositorio al último commit, descartando todos los cambios.</text:p>
        </text:list-item>
        <text:list-item>
          <text:p text:style-name="P19"><text:span text:style-name="Source_20_Text">git reset --soft HEAD~1</text:span><text:line-break/>Deshace el último commit, pero mantiene los cambios en staging.</text:p>
        </text:list-item>
        <text:list-item>
          <text:p text:style-name="P18"><text:span text:style-name="Source_20_Text">git checkout -- &lt;archivo&gt;</text:span><text:line-break/>Descarta los cambios en un archivo y lo restaura al último commit.</text:p>
        </text:list-item>
      </text:list>
      <text:h text:style-name="Heading_20_3" text:outline-level="3">12. <text:span text:style-name="Strong_20_Emphasis">Rebase</text:span></text:h>
      <text:list text:style-name="L12">
        <text:list-item>
          <text:p text:style-name="P20"><text:span text:style-name="Source_20_Text">git rebase &lt;rama&gt;</text:span><text:line-break/>Re-aplica los commits de la rama actual sobre la rama especificada, creando una historia lineal.</text:p>
        </text:list-item>
      </text:list>
      <text:h text:style-name="Heading_20_3" text:outline-level="3">13. <text:span text:style-name="Strong_20_Emphasis">Etiquetas (tags)</text:span></text:h>
      <text:list text:style-name="L13">
        <text:list-item>
          <text:p text:style-name="P22"><text:span text:style-name="Source_20_Text">git tag</text:span><text:line-break/>Lista todas las etiquetas.</text:p>
        </text:list-item>
        <text:list-item>
          <text:p text:style-name="P22"><text:span text:style-name="Source_20_Text">git tag &lt;nombre&gt;</text:span><text:line-break/>Crea una nueva etiqueta en el último commit.</text:p>
        </text:list-item>
        <text:list-item>
          <text:p text:style-name="P21"><text:span text:style-name="Source_20_Text">git push origin &lt;tag&gt;</text:span><text:line-break/>Sube una etiqueta al repositorio remoto.</text:p>
        </text:list-item>
      </text:list>
      <text:h text:style-name="Heading_20_3" text:outline-level="3"><text:soft-page-break/>14. <text:span text:style-name="Strong_20_Emphasis">Revertir cambios</text:span></text:h>
      <text:list text:style-name="L14">
        <text:list-item>
          <text:p text:style-name="P23"><text:span text:style-name="Source_20_Text">git revert &lt;commit&gt;</text:span><text:line-break/>Crea un nuevo commit que revierte los cambios del commit especificado.</text:p>
        </text:list-item>
      </text:list>
      <text:h text:style-name="Heading_20_3" text:outline-level="3">15. <text:span text:style-name="Strong_20_Emphasis">Stash (guardar temporalmente cambios no confirmados)</text:span></text:h>
      <text:list text:style-name="L15">
        <text:list-item>
          <text:p text:style-name="P25"><text:span text:style-name="Source_20_Text">git stash</text:span><text:line-break/>Guarda temporalmente los cambios no confirmados.</text:p>
        </text:list-item>
        <text:list-item>
          <text:p text:style-name="P24"><text:span text:style-name="Source_20_Text">git stash pop</text:span><text:line-break/>Restaura los cambios guardados con <text:span text:style-name="Source_20_Text">git stash</text:span>.</text:p>
        </text:list-item>
      </text:list>
      <text:h text:style-name="Heading_20_3" text:outline-level="3">16. <text:span text:style-name="Strong_20_Emphasis">Ver diferencias</text:span></text:h>
      <text:list text:style-name="L16">
        <text:list-item>
          <text:p text:style-name="P27"><text:span text:style-name="Source_20_Text">git diff</text:span><text:line-break/>Muestra las diferencias entre los archivos modificados y el último commit.</text:p>
        </text:list-item>
        <text:list-item>
          <text:p text:style-name="P26"><text:span text:style-name="Source_20_Text">git diff &lt;rama&gt;</text:span><text:line-break/>Muestra las diferencias entre la rama actual y la rama especificada.</text:p>
        </text:list-item>
      </text:list>
      <text:h text:style-name="Heading_20_3" text:outline-level="3">17. <text:span text:style-name="Strong_20_Emphasis">Eliminar archivos</text:span></text:h>
      <text:list text:style-name="L17">
        <text:list-item>
          <text:p text:style-name="P28"><text:span text:style-name="Source_20_Text">git rm &lt;archivo&gt;</text:span><text:line-break/>Elimina un archivo tanto del repositorio como del sistema de archivos.</text:p>
        </text:list-item>
      </text:list>
      <text:h text:style-name="Heading_20_3" text:outline-level="3">18. <text:span text:style-name="Strong_20_Emphasis">Ver el origen remoto</text:span></text:h>
      <text:list text:style-name="L18">
        <text:list-item>
          <text:p text:style-name="P29"><text:span text:style-name="Source_20_Text">git remote -v</text:span><text:line-break/>Muestra las URLs del repositorio remoto.</text:p>
        </text:list-item>
      </text:list>
      <text:h text:style-name="Heading_20_3" text:outline-level="3">19. <text:span text:style-name="Strong_20_Emphasis">Reflog</text:span></text:h>
      <text:list text:style-name="L19">
        <text:list-item>
          <text:p text:style-name="P30"><text:span text:style-name="Source_20_Text">git reflog</text:span><text:line-break/>Muestra un registro de todas las operaciones que han cambiado el estado de los commits (incluso los que no aparecen en <text:span text:style-name="Source_20_Text">git log</text:span>).</text:p>
        </text:list-item>
      </text:list>
      <text:h text:style-name="Heading_20_3" text:outline-level="3">20. <text:span text:style-name="Strong_20_Emphasis">Submódulos</text:span></text:h>
      <text:list text:style-name="L20">
        <text:list-item>
          <text:p text:style-name="P32"><text:span text:style-name="Source_20_Text">git submodule add &lt;url&gt;</text:span><text:line-break/>Añade un repositorio como submódulo.</text:p>
        </text:list-item>
        <text:list-item>
          <text:p text:style-name="P32"><text:span text:style-name="Source_20_Text">git submodule init</text:span><text:line-break/>Inicializa los submódulos.</text:p>
        </text:list-item>
        <text:list-item>
          <text:p text:style-name="P31"><text:span text:style-name="Source_20_Text">git submodule update</text:span><text:line-break/>Actualiza los submódulos a la última versión.</text:p>
        </text:list-item>
      </text:list>
      <text:h text:style-name="Heading_20_3" text:outline-level="3">21. <text:span text:style-name="Strong_20_Emphasis">Búsqueda</text:span></text:h>
      <text:list text:style-name="L21">
        <text:list-item>
          <text:p text:style-name="P33"><text:span text:style-name="Source_20_Text">git grep &lt;texto&gt;</text:span><text:line-break/>Busca un texto específico en el historial de commit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0:30:26.354000000</meta:creation-date>
    <dc:date>2024-10-16T10:33:57.667000000</dc:date>
    <meta:editing-duration>PT3M32S</meta:editing-duration>
    <meta:editing-cycles>1</meta:editing-cycles>
    <meta:document-statistic meta:table-count="0" meta:image-count="0" meta:object-count="0" meta:page-count="3" meta:paragraph-count="62" meta:word-count="625" meta:character-count="3613" meta:non-whitespace-character-count="3096"/>
    <meta:generator>LibreOffice/7.6.2.1$Windows_X86_64 LibreOffice_project/56f7684011345957bbf33a7ee678afaf4d2ba333</meta:generator>
  </office:meta>
</office:document-meta>
</file>